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2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gr6" style:family="graphic" style:parent-style-name="standard">
      <style:graphic-properties draw:stroke="none" svg:stroke-color="#000000" draw:fill="none" draw:fill-color="#ffffff" fo:min-height="1.5cm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4.5cm" svg:x="2.7cm" svg:y="3.963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cm" svg:height="2.25cm" svg:x="4.2cm" svg:y="5.213cm">
          <draw:text-box>
            <text:p>Intérieur du frigo à 0°C</text:p>
          </draw:text-box>
        </draw:frame>
        <draw:custom-shape draw:style-name="gr1" draw:text-style-name="P1" draw:layer="layout" svg:width="5cm" svg:height="4.5cm" svg:x="11.2cm" svg:y="3.963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cm" svg:height="2.25cm" svg:x="12.5cm" svg:y="5.213cm">
          <draw:text-box>
            <text:p>Extérieur du frigo à 20°C</text:p>
          </draw:text-box>
        </draw:frame>
        <draw:line draw:style-name="gr3" draw:text-style-name="P1" draw:layer="layout" svg:x1="3.7cm" svg:y1="4.463cm" svg:x2="3.7cm" svg:y2="2.963cm">
          <text:p/>
        </draw:line>
        <draw:line draw:style-name="gr3" draw:text-style-name="P1" draw:layer="layout" svg:x1="5.7cm" svg:y1="2.963cm" svg:x2="3.7cm" svg:y2="2.963cm">
          <text:p/>
        </draw:line>
        <draw:line draw:style-name="gr3" draw:text-style-name="P1" draw:layer="layout" svg:x1="3.7cm" svg:y1="7.463cm" svg:x2="3.7cm" svg:y2="8.963cm">
          <text:p/>
        </draw:line>
        <draw:line draw:style-name="gr3" draw:text-style-name="P1" draw:layer="layout" svg:x1="3.7cm" svg:y1="8.963cm" svg:x2="5.7cm" svg:y2="8.963cm">
          <text:p/>
        </draw:line>
        <draw:line draw:style-name="gr3" draw:text-style-name="P1" draw:layer="layout" svg:x1="12.2cm" svg:y1="4.463cm" svg:x2="12.2cm" svg:y2="2.963cm">
          <text:p/>
        </draw:line>
        <draw:line draw:style-name="gr3" draw:text-style-name="P1" draw:layer="layout" svg:x1="9.7cm" svg:y1="2.963cm" svg:x2="12.2cm" svg:y2="2.963cm">
          <text:p/>
        </draw:line>
        <draw:line draw:style-name="gr3" draw:text-style-name="P1" draw:layer="layout" svg:x1="12.2cm" svg:y1="7.463cm" svg:x2="12.2cm" svg:y2="8.963cm">
          <text:p/>
        </draw:line>
        <draw:line draw:style-name="gr3" draw:text-style-name="P1" draw:layer="layout" svg:x1="12.2cm" svg:y1="8.963cm" svg:x2="10.2cm" svg:y2="8.963cm">
          <text:p/>
        </draw:line>
        <draw:frame draw:style-name="gr4" draw:layer="layout" svg:width="2.5cm" svg:height="1.25cm" svg:x="3.7cm" svg:y="3.963cm">
          <draw:text-box>
            <text:p><text:span text:style-name="T1">-20°C</text:span></text:p>
          </draw:text-box>
        </draw:frame>
        <draw:frame draw:style-name="gr4" draw:text-style-name="P2" draw:layer="layout" svg:width="2.5cm" svg:height="1.25cm" svg:x="3.7cm" svg:y="7.713cm">
          <draw:text-box>
            <text:p text:style-name="P2"><text:span text:style-name="T1">+0°C</text:span></text:p>
          </draw:text-box>
        </draw:frame>
        <draw:frame draw:style-name="gr4" draw:text-style-name="P2" draw:layer="layout" svg:width="2.5cm" svg:height="1.25cm" svg:x="12.2cm" svg:y="3.963cm">
          <draw:text-box>
            <text:p text:style-name="P2"><text:span text:style-name="T1">+20°C</text:span></text:p>
          </draw:text-box>
        </draw:frame>
        <draw:frame draw:style-name="gr4" draw:text-style-name="P2" draw:layer="layout" svg:width="2.5cm" svg:height="1.25cm" svg:x="12.2cm" svg:y="7.713cm">
          <draw:text-box>
            <text:p text:style-name="P2"><text:span text:style-name="T1">+50°C</text:span></text:p>
          </draw:text-box>
        </draw:frame>
        <draw:custom-shape draw:style-name="gr1" draw:text-style-name="P1" draw:layer="layout" svg:width="2cm" svg:height="2cm" svg:x="7.7cm" svg:y="1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02cm" svg:height="1.499cm" draw:transform="rotate (1.5707963267949) translate (7.7cm 3.765cm)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layer="layout" svg:width="3.5cm" svg:height="0.963cm" svg:x="7cm" svg:y="1.037cm">
          <draw:text-box>
            <text:p>Détendeur</text:p>
          </draw:text-box>
        </draw:frame>
        <draw:frame draw:style-name="gr6" draw:layer="layout" svg:width="5cm" svg:height="1.75cm" svg:x="7cm" svg:y="9.75cm">
          <draw:text-box>
            <text:p>Compresseur</text:p>
          </draw:text-box>
        </draw:frame>
        <draw:custom-shape draw:style-name="gr1" draw:text-style-name="P1" draw:layer="layout" svg:width="2cm" svg:height="2cm" svg:x="8.2cm" svg:y="7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4.7cm" svg:y1="8.963cm" svg:x2="5.7cm" svg:y2="8.963cm">
          <text:p/>
        </draw:line>
        <draw:line draw:style-name="gr7" draw:text-style-name="P1" draw:layer="layout" svg:x1="10.2cm" svg:y1="8.963cm" svg:x2="11.2cm" svg:y2="8.963cm">
          <text:p/>
        </draw:line>
        <draw:g>
          <draw:line draw:style-name="gr3" draw:text-style-name="P1" draw:layer="layout" svg:x1="3.7cm" svg:y1="4.463cm" svg:x2="3.2cm" svg:y2="4.713cm">
            <text:p/>
          </draw:line>
          <draw:line draw:style-name="gr3" draw:text-style-name="P1" draw:layer="layout" svg:x1="3.7cm" svg:y1="4.963cm" svg:x2="3.2cm" svg:y2="4.713cm">
            <text:p/>
          </draw:line>
          <draw:line draw:style-name="gr3" draw:text-style-name="P1" draw:layer="layout" svg:x1="3.7cm" svg:y1="4.963cm" svg:x2="3.2cm" svg:y2="5.213cm">
            <text:p/>
          </draw:line>
          <draw:line draw:style-name="gr3" draw:text-style-name="P1" draw:layer="layout" svg:x1="3.7cm" svg:y1="5.463cm" svg:x2="3.2cm" svg:y2="5.213cm">
            <text:p/>
          </draw:line>
          <draw:line draw:style-name="gr3" draw:text-style-name="P1" draw:layer="layout" svg:x1="3.7cm" svg:y1="5.463cm" svg:x2="3.2cm" svg:y2="5.713cm">
            <text:p/>
          </draw:line>
          <draw:line draw:style-name="gr3" draw:text-style-name="P1" draw:layer="layout" svg:x1="3.7cm" svg:y1="5.963cm" svg:x2="3.2cm" svg:y2="5.713cm">
            <text:p/>
          </draw:line>
          <draw:line draw:style-name="gr3" draw:text-style-name="P1" draw:layer="layout" svg:x1="3.7cm" svg:y1="5.963cm" svg:x2="3.2cm" svg:y2="6.213cm">
            <text:p/>
          </draw:line>
          <draw:line draw:style-name="gr3" draw:text-style-name="P1" draw:layer="layout" svg:x1="3.7cm" svg:y1="6.463cm" svg:x2="3.2cm" svg:y2="6.213cm">
            <text:p/>
          </draw:line>
          <draw:line draw:style-name="gr3" draw:text-style-name="P1" draw:layer="layout" svg:x1="3.7cm" svg:y1="6.463cm" svg:x2="3.2cm" svg:y2="6.713cm">
            <text:p/>
          </draw:line>
          <draw:line draw:style-name="gr3" draw:text-style-name="P1" draw:layer="layout" svg:x1="3.7cm" svg:y1="6.963cm" svg:x2="3.2cm" svg:y2="6.713cm">
            <text:p/>
          </draw:line>
          <draw:line draw:style-name="gr3" draw:text-style-name="P1" draw:layer="layout" svg:x1="3.7cm" svg:y1="6.963cm" svg:x2="3.2cm" svg:y2="7.213cm">
            <text:p/>
          </draw:line>
          <draw:line draw:style-name="gr3" draw:text-style-name="P1" draw:layer="layout" svg:x1="3.7cm" svg:y1="7.463cm" svg:x2="3.2cm" svg:y2="7.213cm">
            <text:p/>
          </draw:line>
        </draw:g>
        <draw:g>
          <draw:line draw:style-name="gr3" draw:text-style-name="P1" draw:layer="layout" svg:x1="12.2cm" svg:y1="4.463cm" svg:x2="11.7cm" svg:y2="4.713cm">
            <text:p/>
          </draw:line>
          <draw:line draw:style-name="gr3" draw:text-style-name="P1" draw:layer="layout" svg:x1="12.2cm" svg:y1="4.963cm" svg:x2="11.7cm" svg:y2="4.713cm">
            <text:p/>
          </draw:line>
          <draw:line draw:style-name="gr3" draw:text-style-name="P1" draw:layer="layout" svg:x1="12.2cm" svg:y1="4.963cm" svg:x2="11.7cm" svg:y2="5.213cm">
            <text:p/>
          </draw:line>
          <draw:line draw:style-name="gr3" draw:text-style-name="P1" draw:layer="layout" svg:x1="12.2cm" svg:y1="5.463cm" svg:x2="11.7cm" svg:y2="5.213cm">
            <text:p/>
          </draw:line>
          <draw:line draw:style-name="gr3" draw:text-style-name="P1" draw:layer="layout" svg:x1="12.2cm" svg:y1="5.463cm" svg:x2="11.7cm" svg:y2="5.713cm">
            <text:p/>
          </draw:line>
          <draw:line draw:style-name="gr3" draw:text-style-name="P1" draw:layer="layout" svg:x1="12.2cm" svg:y1="5.963cm" svg:x2="11.7cm" svg:y2="5.713cm">
            <text:p/>
          </draw:line>
          <draw:line draw:style-name="gr3" draw:text-style-name="P1" draw:layer="layout" svg:x1="12.2cm" svg:y1="5.963cm" svg:x2="11.7cm" svg:y2="6.213cm">
            <text:p/>
          </draw:line>
          <draw:line draw:style-name="gr3" draw:text-style-name="P1" draw:layer="layout" svg:x1="12.2cm" svg:y1="6.463cm" svg:x2="11.7cm" svg:y2="6.213cm">
            <text:p/>
          </draw:line>
          <draw:line draw:style-name="gr3" draw:text-style-name="P1" draw:layer="layout" svg:x1="12.2cm" svg:y1="6.463cm" svg:x2="11.7cm" svg:y2="6.713cm">
            <text:p/>
          </draw:line>
          <draw:line draw:style-name="gr3" draw:text-style-name="P1" draw:layer="layout" svg:x1="12.2cm" svg:y1="6.963cm" svg:x2="11.7cm" svg:y2="6.713cm">
            <text:p/>
          </draw:line>
          <draw:line draw:style-name="gr3" draw:text-style-name="P1" draw:layer="layout" svg:x1="12.2cm" svg:y1="6.963cm" svg:x2="11.7cm" svg:y2="7.213cm">
            <text:p/>
          </draw:line>
          <draw:line draw:style-name="gr3" draw:text-style-name="P1" draw:layer="layout" svg:x1="12.2cm" svg:y1="7.463cm" svg:x2="11.7cm" svg:y2="7.213cm">
            <text:p/>
          </draw:line>
        </draw:g>
        <draw:line draw:style-name="gr3" draw:text-style-name="P1" draw:layer="layout" svg:x1="5.7cm" svg:y1="8.963cm" svg:x2="8.2cm" svg:y2="8.963cm">
          <text:p/>
        </draw:line>
        <draw:line draw:style-name="gr3" draw:text-style-name="P1" draw:layer="layout" svg:x1="5.7cm" svg:y1="2.963cm" svg:x2="7.7cm" svg:y2="2.963cm">
          <text:p/>
        </draw:line>
        <draw:custom-shape draw:style-name="gr8" draw:text-style-name="P1" draw:layer="layout" svg:width="2cm" svg:height="2cm" draw:transform="rotate (0.785398163397448) translate (7.787cm 8.97cm)">
          <text:p/>
          <draw:enhanced-geometry svg:viewBox="0 0 21600 21600" draw:text-areas="?f4 ?f4 ?f3 ?f3" draw:type="star4" draw:modifiers="108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line draw:style-name="gr7" draw:text-style-name="P1" draw:layer="layout" svg:x1="11.2cm" svg:y1="2.963cm" svg:x2="10.7cm" svg:y2="2.963cm">
          <text:p/>
        </draw:line>
        <draw:line draw:style-name="gr7" draw:text-style-name="P1" draw:layer="layout" svg:x1="6.2cm" svg:y1="2.963cm" svg:x2="5.2cm" svg:y2="2.96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19M1S</meta:editing-duration>
    <meta:editing-cycles>10</meta:editing-cycles>
    <meta:generator>LibreOffice/3.4$Win32 LibreOffice_project/340m1$Build-203</meta:generator>
    <dc:date>2012-03-07T16:04:10.36</dc:date>
    <meta:document-statistic meta:object-count="54"/>
  </office:meta>
</office:document-meta>
</file>